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Preformatted_20_Text">
      <style:paragraph-properties fo:margin-top="0in" fo:margin-bottom="0.1965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S 234 Lab: Bezier Animation</text:h>
      <text:h text:style-name="Heading_20_3" text:outline-level="3">Goal</text:h>
      <text:p text:style-name="Text_20_body">Experiment with Bezier Curves, and create an animation similar to Edward A. Zobel's <text:a xlink:type="simple" xlink:href="http://id.mind.net/%7Ezona/mmts/curveFitting/bezierCurves/bca1/Bezier1Animation1.html" office:target-frame-name="_blank" xlink:show="new">Bezier Animation</text:a>.</text:p>
      <text:h text:style-name="Heading_20_3" text:outline-level="3">Background Play</text:h>
      <text:p text:style-name="Text_20_body">Start by loading Bill Casselman's <text:a xlink:type="simple" xlink:href="http://www.math.ubc.ca/people/faculty/cass/gfx/bezier.html" office:target-frame-name="_blank" xlink:show="new">Bezier Applet</text:a> and play with the points. This should give you a good feeling for the relation between the end points and the control point.</text:p>
      <text:p text:style-name="Text_20_body">When you have a feel for the curve, we can turn to the parameterization of the curve. Bezier curves are often used in animation to show a character moving. Take a look at Edward A. Zobel's <text:a xlink:type="simple" xlink:href="http://id.mind.net/%7Ezona/mmts/curveFitting/bezierCurves/bezierCurve.html" office:target-frame-name="_blank" xlink:show="new">animation</text:a>, which will give you a feeling for the rate of travel. There are three variants of the animation: the second two include the lines between the control points.</text:p>
      <text:p text:style-name="Text_20_body">The Widepedia <text:a xlink:type="simple" xlink:href="http://en.wikipedia.org/wiki/Bezier_curve" office:target-frame-name="_blank" xlink:show="new">animation</text:a> shows how to generate the parameterization with the de Casteljau algorithm. You will need to scroll down to see the animation. There are versions for curves of different degrees: we will focus on the cubic Bezier curves, which is the third animation. You may want to go back and try some of the earlier examples after looking at this animation.</text:p>
      <text:h text:style-name="Heading_20_3" text:outline-level="3">Program</text:h>
      <text:p text:style-name="Text_20_body">Save some time to play with Angel's example <text:a xlink:type="simple" xlink:href="http://courses.dce.harvard.edu/%7Ecscie234/examples/bezier.c" office:target-frame-name="_blank" xlink:show="new">bezier.c</text:a>. This allows you to draw linked bezier curves on a canvas. Select 7 points and then hit the 'b' key to draw two linked Bezier curves. Select three more points, hit b again, and see the curve continued. Read the program to see which other keys are used. You can draw up to 25 points, giving 8 chained curves.</text:p>
      <text:p text:style-name="Text_20_body">What must you do when selecting control points to get a curve without sharp corners?</text:p>
      <text:p text:style-name="Text_20_body">There is a nice <text:a xlink:type="simple" xlink:href="http://www.doc.ic.ac.uk/%7Edfg/AndysSplineTutorial/index.html" office:target-frame-name="_blank" xlink:show="new">tutorial</text:a> by Andy Salter. He dives into the mathematics in some detail, but has animations that allow you to drag points to illustrate different types of curves.</text:p>
      <text:h text:style-name="Heading_20_3" text:outline-level="3">Pong</text:h>
      <text:p text:style-name="Text_20_body">Load the first program <text:a xlink:type="simple" xlink:href="http://courses.dce.harvard.edu/%7Ecscie234/examples/ball.c" office:target-frame-name="_blank" xlink:show="new">ball.c</text:a>, an animation of a ball bouncing off the four walls. Make sure you understand this, as it is the basis for the next program.</text:p>
      <text:h text:style-name="Heading_20_3" text:outline-level="3">Four Balls</text:h>
      <text:p text:style-name="Text_20_body">The second program, <text:a xlink:type="simple" xlink:href="http://courses.dce.harvard.edu/%7Ecscie234/examples/ball2.c" office:target-frame-name="_blank" xlink:show="new">ball2.c</text:a> creates four control points and draws a Bezier outline. You will need to make them move.</text:p>
      <text:p text:style-name="Text_20_body"><text:span text:style-name="Strong_20_Emphasis">Task 1</text:span> The current program draws an initial curve, but does not update (or draw) the control points. Search for XXX and add logic to call updateBall() for each of the 4 control points.</text:p>
      <text:p text:style-name="Text_20_body"><text:span text:style-name="Strong_20_Emphasis">Task 2</text:span> Bezier curves are often defined as parameterized curves, and as such, can be used to define how an object in an animation moves: not only the path, but when the object would hit each his "mark" along the way. Animators often use "slow start" to show a character's hesitation, and manipulate the arrival times to show a smash-up or a graceful landing.</text:p>
      <text:p text:style-name="Text_20_body">The drawCurve routine in the second program uses the functions glMap1f() and glEvalCoord1f() to define a Bezier curve, and to evaluate it at 31 points to draw the curve. You next task is to draw some of these as larger points, to help us understand how an object would traverse the line.</text:p>
      <text:p text:style-name="Text_20_body"><text:soft-page-break/>Modify drawCurve to include points on the Bezier curve by borrowing from current logic shown below.</text:p>
      <text:p text:style-name="Preformatted_20_Text"><text:s text:c="4"/>setLineColor();</text:p>
      <text:p text:style-name="Preformatted_20_Text"><text:s text:c="4"/>glBegin(GL_LINE_STRIP);</text:p>
      <text:p text:style-name="Preformatted_20_Text"><text:s text:c="4"/>for (i = 0; i &lt;= 30; i++)</text:p>
      <text:p text:style-name="Preformatted_20_Text"><text:s text:c="8"/>/* Evaluate the curve when u = i/30 */</text:p>
      <text:p text:style-name="Preformatted_20_Text"><text:s text:c="8"/>glEvalCoord1f((GLfloat) i/ 30.0);</text:p>
      <text:p text:style-name="P3"><text:s text:c="4"/>glEnd();</text:p>
      <text:p text:style-name="Text_20_body"><text:span text:style-name="Strong_20_Emphasis">Task 3</text:span> Add a field to the ball structure to hold colors, and give the control points different colors.</text:p>
      <text:p text:style-name="Text_20_body"><text:span text:style-name="Strong_20_Emphasis">Task 4</text:span> Add three more balls and chain together a second Bezier.</text:p>
      <text:p text:style-name="Text_20_body"><text:span text:style-name="Strong_20_Emphasis">Task 5</text:span> Constrain the fourth control point so that it is the midpoint of the third and fifth control point. (What effect does that have?) Let the two outside balls do the bouncing around, and let the middle control point float as the midpoint between them.</text:p>
      <text:h text:style-name="Heading_20_3" text:outline-level="3">Links</text:h>
      <text:list xml:id="list38446899" text:style-name="L1">
        <text:list-item>
          <text:p text:style-name="P2">Bill Casselman's <text:a xlink:type="simple" xlink:href="http://www.math.ubc.ca/people/faculty/cass/gfx/bezier.html" office:target-frame-name="_blank" xlink:show="new">Bezier Applet</text:a> </text:p>
        </text:list-item>
        <text:list-item>
          <text:p text:style-name="P2"><text:a xlink:type="simple" xlink:href="http://en.wikipedia.org/wiki/Bezier_curve" office:target-frame-name="_blank" xlink:show="new">Wikepedia Animation</text:a> </text:p>
        </text:list-item>
        <text:list-item>
          <text:p text:style-name="P2">Edward A. Zobel's <text:a xlink:type="simple" xlink:href="http://id.mind.net/%7Ezona/mmts/curveFitting/bezierCurves/bezierCurve.html" office:target-frame-name="_blank" xlink:show="new">Animation</text:a> </text:p>
        </text:list-item>
        <text:list-item>
          <text:p text:style-name="P2">POV-Ray Cyclopedia <text:a xlink:type="simple" xlink:href="http://www.spiritone.com/%7Eenglish/cyclopedia/bezier.html" office:target-frame-name="_blank" xlink:show="new">Tutorial</text:a> </text:p>
        </text:list-item>
        <text:list-item>
          <text:p text:style-name="P2">Andy Salter's <text:a xlink:type="simple" xlink:href="http://www.doc.ic.ac.uk/%7Edfg/AndysSplineTutorial/index.html" office:target-frame-name="_blank" xlink:show="new">Spline Tutorial</text:a> </text:p>
        </text:list-item>
        <text:list-item>
          <text:p text:style-name="P1">Evgeny Demidov's <text:a xlink:type="simple" xlink:href="http://ibiblio.org/e-notes/Splines/Intro.htm" office:target-frame-name="_blank" xlink:show="new">Interactive Tutorial</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0M46S</meta:editing-duration>
    <meta:editing-cycles>3</meta:editing-cycles>
    <meta:generator>OpenOffice.org/3.1$Win32 OpenOffice.org_project/310m19$Build-9420</meta:generator>
    <dc:date>2010-01-12T18:33:54.05</dc:date>
    <meta:document-statistic meta:table-count="0" meta:image-count="0" meta:object-count="0" meta:page-count="2" meta:paragraph-count="35" meta:word-count="642" meta:character-count="3663"/>
    <meta:user-defined meta:name="Info 1"/>
    <meta:user-defined meta:name="Info 2"/>
    <meta:user-defined meta:name="Info 3"/>
    <meta:user-defined meta:name="Info 4"/>
  </office:meta>
</office:document-meta>
</file>